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f6be" officeooo:paragraph-rsid="000cf6be"/>
    </style:style>
    <style:style style:name="P2" style:family="paragraph" style:parent-style-name="Standard">
      <style:paragraph-properties fo:text-align="justify" style:justify-single-word="false"/>
      <style:text-properties officeooo:rsid="000cf6be" officeooo:paragraph-rsid="001174cb"/>
    </style:style>
    <style:style style:name="P3" style:family="paragraph" style:parent-style-name="Standard">
      <style:paragraph-properties fo:text-align="justify" style:justify-single-word="false"/>
      <style:text-properties officeooo:rsid="000cf6be" officeooo:paragraph-rsid="0019f2fb"/>
    </style:style>
    <style:style style:name="P4" style:family="paragraph" style:parent-style-name="Standard">
      <style:paragraph-properties fo:text-align="justify" style:justify-single-word="false"/>
      <style:text-properties officeooo:rsid="000cf6be" officeooo:paragraph-rsid="0018b360"/>
    </style:style>
    <style:style style:name="P5" style:family="paragraph" style:parent-style-name="Standard">
      <style:paragraph-properties fo:text-align="justify" style:justify-single-word="false"/>
      <style:text-properties officeooo:rsid="000cf6be" officeooo:paragraph-rsid="002509a3"/>
    </style:style>
    <style:style style:name="P6" style:family="paragraph" style:parent-style-name="Standard">
      <style:paragraph-properties fo:text-align="justify" style:justify-single-word="false"/>
      <style:text-properties officeooo:rsid="000cf6be" officeooo:paragraph-rsid="001dd4ea"/>
    </style:style>
    <style:style style:name="P7" style:family="paragraph" style:parent-style-name="Standard">
      <style:paragraph-properties fo:text-align="justify" style:justify-single-word="false"/>
      <style:text-properties officeooo:rsid="0016e7fe" officeooo:paragraph-rsid="0016e7fe"/>
    </style:style>
    <style:style style:name="P8" style:family="paragraph" style:parent-style-name="Standard">
      <style:paragraph-properties fo:text-align="justify" style:justify-single-word="false"/>
      <style:text-properties officeooo:rsid="0019f2fb" officeooo:paragraph-rsid="0028de21"/>
    </style:style>
    <style:style style:name="P9" style:family="paragraph" style:parent-style-name="Standard">
      <style:paragraph-properties fo:text-align="justify" style:justify-single-word="false"/>
      <style:text-properties officeooo:rsid="000cf6be" officeooo:paragraph-rsid="002abd0b"/>
    </style:style>
    <style:style style:name="P10" style:family="paragraph" style:parent-style-name="Standard">
      <style:paragraph-properties fo:text-align="justify" style:justify-single-word="false"/>
      <style:text-properties officeooo:rsid="000cf6be" officeooo:paragraph-rsid="000cf6be"/>
    </style:style>
    <style:style style:name="P11" style:family="paragraph" style:parent-style-name="Standard">
      <style:paragraph-properties fo:text-align="justify" style:justify-single-word="false"/>
      <style:text-properties officeooo:rsid="000cf6be" officeooo:paragraph-rsid="001174cb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/>
      <style:text-properties officeooo:rsid="001dd4ea"/>
    </style:style>
    <style:style style:name="P14" style:family="paragraph" style:parent-style-name="Heading_20_1">
      <style:paragraph-properties fo:text-align="justify" style:justify-single-word="false"/>
      <style:text-properties officeooo:rsid="001174cb"/>
    </style:style>
    <style:style style:name="P15" style:family="paragraph" style:parent-style-name="Heading_20_1">
      <style:paragraph-properties fo:text-align="justify" style:justify-single-word="false"/>
      <style:text-properties officeooo:rsid="00144e22"/>
    </style:style>
    <style:style style:name="P16" style:family="paragraph" style:parent-style-name="Heading_20_1">
      <style:paragraph-properties fo:text-align="justify" style:justify-single-word="false"/>
      <style:text-properties officeooo:rsid="0017c767"/>
    </style:style>
    <style:style style:name="T1" style:family="text">
      <style:text-properties officeooo:rsid="001174cb"/>
    </style:style>
    <style:style style:name="T2" style:family="text">
      <style:text-properties officeooo:rsid="0012e9a2"/>
    </style:style>
    <style:style style:name="T3" style:family="text">
      <style:text-properties officeooo:rsid="0016e7fe"/>
    </style:style>
    <style:style style:name="T4" style:family="text">
      <style:text-properties officeooo:rsid="0017c767"/>
    </style:style>
    <style:style style:name="T5" style:family="text">
      <style:text-properties officeooo:rsid="0018b360"/>
    </style:style>
    <style:style style:name="T6" style:family="text">
      <style:text-properties officeooo:rsid="0019f2fb"/>
    </style:style>
    <style:style style:name="T7" style:family="text">
      <style:text-properties officeooo:rsid="001b3218"/>
    </style:style>
    <style:style style:name="T8" style:family="text">
      <style:text-properties officeooo:rsid="001cc62f"/>
    </style:style>
    <style:style style:name="T9" style:family="text">
      <style:text-properties officeooo:rsid="001dd4ea"/>
    </style:style>
    <style:style style:name="T10" style:family="text">
      <style:text-properties officeooo:rsid="001e726f"/>
    </style:style>
    <style:style style:name="T11" style:family="text">
      <style:text-properties officeooo:rsid="001f62f1"/>
    </style:style>
    <style:style style:name="T12" style:family="text">
      <style:text-properties officeooo:rsid="001fe9a8"/>
    </style:style>
    <style:style style:name="T13" style:family="text">
      <style:text-properties officeooo:rsid="0020c0d3"/>
    </style:style>
    <style:style style:name="T14" style:family="text">
      <style:text-properties officeooo:rsid="002240bc"/>
    </style:style>
    <style:style style:name="T15" style:family="text">
      <style:text-properties officeooo:rsid="002503cc"/>
    </style:style>
    <style:style style:name="T16" style:family="text">
      <style:text-properties style:font-name="Courier 10 Pitch" officeooo:rsid="001174cb"/>
    </style:style>
    <style:style style:name="T17" style:family="text">
      <style:text-properties style:font-name="Courier 10 Pitch" officeooo:rsid="00253d05"/>
    </style:style>
    <style:style style:name="T18" style:family="text">
      <style:text-properties style:font-name="Courier 10 Pitch" officeooo:rsid="0018b360"/>
    </style:style>
    <style:style style:name="T19" style:family="text">
      <style:text-properties style:font-name="Courier 10 Pitch" officeooo:rsid="0019f2fb"/>
    </style:style>
    <style:style style:name="T20" style:family="text">
      <style:text-properties style:font-name="Courier 10 Pitch" officeooo:rsid="001cc62f"/>
    </style:style>
    <style:style style:name="T21" style:family="text">
      <style:text-properties style:font-name="Courier 10 Pitch" officeooo:rsid="002560e9"/>
    </style:style>
    <style:style style:name="T22" style:family="text">
      <style:text-properties style:font-name="Courier 10 Pitch" officeooo:rsid="001b3218"/>
    </style:style>
    <style:style style:name="T23" style:family="text">
      <style:text-properties style:font-name="Courier 10 Pitch" officeooo:rsid="001e726f"/>
    </style:style>
    <style:style style:name="T24" style:family="text">
      <style:text-properties style:font-name="Courier 10 Pitch" officeooo:rsid="001dd4ea"/>
    </style:style>
    <style:style style:name="T25" style:family="text">
      <style:text-properties officeooo:rsid="0028c542"/>
    </style:style>
    <style:style style:name="T26" style:family="text">
      <style:text-properties officeooo:rsid="0028de21"/>
    </style:style>
    <style:style style:name="T27" style:family="text">
      <style:text-properties style:font-name="Courier 10 Pitch" officeooo:rsid="0028d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e úlohy CSV: CSV2XML v Perl do IPP 2011/2012</text:p>
      <text:p text:style-name="P1">Jméno a příjmení: Ondřej Šlampa</text:p>
      <text:p text:style-name="P1">Login: xslamp01</text:p>
      <text:p text:style-name="P1"/>
      <text:h text:style-name="P14" text:outline-level="1">Zadání</text:h>
      <text:p text:style-name="P2"><text:span text:style-name="T1">Vytvořte skript, který převede tabulku zapsanou ve formátu CSV do formátu XML. Skript se chová jako textový filtr, tzn. data čte ze standardního vstupu a zapisuje na standar</text:span><text:span text:style-name="T2">d</text:span><text:span text:style-name="T1">ní výstup, pokud to není změněno přepínači </text:span><text:span text:style-name="T17">--</text:span><text:span text:style-name="T16">input</text:span><text:span text:style-name="T1"> a </text:span><text:span text:style-name="T17">–</text:span><text:span text:style-name="T16">output</text:span><text:span text:style-name="T1">.</text:span></text:p>
      <text:p text:style-name="P2"><text:span text:style-name="T1"/></text:p>
      <text:h text:style-name="P15" text:outline-level="1">Analýza problému</text:h>
      <text:p text:style-name="P7">Řešení tohoto problému, jsem rozdělil na tři části: analýza přepínačů na příkazové řádce, převod vstupního souboru na datovou strukturu jazyka Perl a převod této struktury na výstupní soubor.</text:p>
      <text:p text:style-name="P7"/>
      <text:h text:style-name="P16" text:outline-level="1">Řešení problému</text:h>
      <text:p text:style-name="P3"><text:span text:style-name="T3">Při řešení těchto problémů jsem </text:span><text:span text:style-name="T4">se </text:span><text:span text:style-name="T3">snažil maximálně využít povolené moduly jazyka Perl.</text:span></text:p>
      <text:h text:style-name="P12" text:outline-level="2"><text:span text:style-name="T5">A</text:span><text:span text:style-name="T3">nalýza přepínačů na příkazové řádce</text:span></text:h>
      <text:p text:style-name="P4"><text:span text:style-name="T5">Tady jsem využil modulu </text:span><text:span text:style-name="T18">Getopts::Long</text:span><text:span text:style-name="T5">, který provedl celou analýzu. </text:span><text:span text:style-name="T6">Kontrolu kompatibilních přepínačů, jim příslušících hodnot a nastavení výchozích hodnot provádí již skript samotný.</text:span></text:p>
      <text:h text:style-name="Heading_20_2" text:outline-level="2"><text:span text:style-name="T25">Načítání záznamů ze vstupního souboru</text:span></text:h>
      <text:p text:style-name="P8"><text:span text:style-name="T26">Záznam je načítán po řádcích ze vstupního souboru. Několikařádkové záznamy se rozpoznávají podle lichého počtu uvozovek na řádku.</text:span></text:p>
      <text:p text:style-name="P8"><text:span text:style-name="T26">Zde se také kontroluje správné ukončení vstupního souboru. Globální proměnná </text:span><text:span text:style-name="T27">$end</text:span><text:span text:style-name="T26"> si pamatuje, jestli byl předchozí záznam ukončen pomocí nového řádku, pokud byl je skript ukončen s návratovou hodnotou 4.</text:span></text:p>
      <text:h text:style-name="P12" text:outline-level="2"><text:span text:style-name="T6">P</text:span><text:span text:style-name="T3">řevod vstupního </text:span><text:span text:style-name="T9">CSV </text:span><text:span text:style-name="T3">souboru</text:span></text:h>
      <text:p text:style-name="P9"><text:span text:style-name="T6">Vstupní analýzu jsem provedl pomocí </text:span><text:span text:style-name="T7">funkcí </text:span><text:span text:style-name="T22">parse()</text:span><text:span text:style-name="T7"> a </text:span><text:span text:style-name="T22">fields()</text:span><text:span text:style-name="T7"> z </text:span><text:span text:style-name="T6">modulu </text:span><text:span text:style-name="T19">Text::CSV_PP</text:span><text:span text:style-name="T6">. </text:span><text:span text:style-name="T7">Tyto funkce převedly jeden </text:span><text:span text:style-name="T25">záznam</text:span><text:span text:style-name="T7"> vstupu na pole položek. Pokud se počet položek na některém řádku lišil od počtu položek na prvním řádku, tak se skript ukončí s návratovou hodnotou </text:span><text:span text:style-name="T8">32. Pokud byl ale zadán přepínač </text:span><text:span text:style-name="T20">-e</text:span><text:span text:style-name="T8">, tak se kratší řádky doplní prázdnými položkami a delší řádky zkrátí. </text:span></text:p>
      <text:p text:style-name="P9"><text:span text:style-name="T8">Když byl <text:s/>zadán přepínač </text:span><text:span text:style-name="T17">--</text:span><text:span text:style-name="T20">all-columns</text:span><text:span text:style-name="T8">, tak se řádky nezkracují a na konci analýzy se provede prodloužení všech řádků <text:s/>na velikost nejdelšího řádku.</text:span></text:p>
      <text:p text:style-name="P5"><text:span text:style-name="T13">Hlavička tabulky je kontrolována na přítomnost nepovolených znaků, pokud je obsahuje jsou nahrazeny pomlčkou, pokud by úprava vedla na nevalidní jméno XML elementu </text:span><text:span text:style-name="T15">(pomlčka na začátku jména)</text:span><text:span text:style-name="T13"> skončí skript s chybou </text:span><text:span text:style-name="T14">31.</text:span></text:p>
      <text:h text:style-name="P13" text:outline-level="2">Převod na výstupní XML soubor</text:h>
      <text:p text:style-name="P6"><text:span text:style-name="T9">Důvodem vytváření struktury v předchozí části, je její snadné převedení na XML pomocí funkce </text:span><text:span text:style-name="T23">XMLout()</text:span><text:span text:style-name="T10"> z </text:span><text:span text:style-name="T9">modulu </text:span><text:span text:style-name="T24">XML::Simple</text:span><text:span text:style-name="T9">. T</text:span><text:span text:style-name="T10">ato funkce se také postará o umístění hlavičky a kořenového elementu. </text:span><text:span text:style-name="T11">Zde se také provede </text:span><text:span text:style-name="T12">ošetření znaků &lt;, &gt;, &amp; a „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ndra </meta:initial-creator>
    <meta:creation-date>2012-02-21T17:31:42</meta:creation-date>
    <dc:date>2012-03-11T18:44:45</dc:date>
    <dc:creator>Ondra </dc:creator>
    <meta:editing-duration>PT06H13M44S</meta:editing-duration>
    <meta:editing-cycles>19</meta:editing-cycles>
    <meta:generator>OpenOffice.org/3.2$Unix OpenOffice.org_project/320m19$Build-9505</meta:generator>
    <meta:document-statistic meta:table-count="0" meta:image-count="0" meta:object-count="0" meta:page-count="1" meta:paragraph-count="20" meta:word-count="347" meta:character-count="2276"/>
  </office:meta>
</office:document-meta>
</file>